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48pt" fo:font-weight="bold" officeooo:rsid="0002bf18" officeooo:paragraph-rsid="0002bf18" style:font-size-asian="48pt" style:font-weight-asian="bold" style:font-size-complex="48pt" style:font-weight-complex="bold"/>
    </style:style>
    <style:style style:name="P2" style:family="paragraph" style:parent-style-name="Standard">
      <style:text-properties fo:color="#000000" fo:font-size="15pt" fo:font-weight="normal" officeooo:rsid="0002bf18" officeooo:paragraph-rsid="0002bf18" style:font-size-asian="13.1000003814697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 of 4 numbers</text:p>
      <text:p text:style-name="P2"/>
      <text:p text:style-name="P2">we can do by 3 techniques :</text:p>
      <text:p text:style-name="P2">1. <text:s text:c="2"/>by 4 loop --&gt;O(N^4) <text:s/>+ set for storing no. Repeating;</text:p>
      <text:p text:style-name="P2">2. <text:s text:c="2"/>by 2 loops (for first 2 numbers ) <text:s/>and rest two by 2 pointer sum method + set <text:s text:c="7"/><text:tab/>for stroring non-reapeating numbers. <text:s text:c="2"/>----&gt;O(N^3) logN</text:p>
      <text:p text:style-name="P2">3. <text:s text:c="3"/>By Hash table we store key as sum of i ,j and values as all (i,j) pairs in <text:s text:c="2"/><text:tab/>chaininging manner and we do for all sums possibe, <text:s/>after that we find if any sum exist for specific value of arr[i]+arr[j] (it can we easily calculated as target sum – arr[i] -arr[j] <text:s text:c="3"/>in O(1) <text:s/>time because of hash table.) <text:s/>---&gt; O(N^4) </text:p>
      <text:p text:style-name="P2"/>
      <text:p text:style-name="P2">// </text:p>
      <text:p text:style-name="P2"/>
      <text:p text:style-name="P2"/>
      <text:p text:style-name="P2">3<text:span text:style-name="T1">rd</text:span> method</text:p>
      <text:p text:style-name="P2"/>
      <text:p text:style-name="P2">#include &lt;bits/stdc++.h&gt;</text:p>
      <text:p text:style-name="P2">using namespace std;</text:p>
      <text:p text:style-name="P2"/>
      <text:p text:style-name="P2"/>
      <text:p text:style-name="P2"><text:s/>// } Driver Code Ends</text:p>
      <text:p text:style-name="P2">// User function template for C++</text:p>
      <text:p text:style-name="P2"/>
      <text:p text:style-name="P2">class Solution{</text:p>
      <text:p text:style-name="P2"><text:s text:c="4"/>public:</text:p>
      <text:p text:style-name="P2"><text:s text:c="4"/>// arr[] : int input array of integers</text:p>
      <text:p text:style-name="P2"><text:s text:c="4"/>// k : the quadruple sum required</text:p>
      <text:p text:style-name="P2"><text:s text:c="4"/>unordered_map&lt;int, vector&lt;pair&lt;int,int&gt;&gt;&gt;mp;</text:p>
      <text:p text:style-name="P2"><text:s text:c="4"/>vector&lt;vector&lt;int&gt; &gt; fourSum(vector&lt;int&gt; &amp;arr, int k) {</text:p>
      <text:p text:style-name="P2"><text:s text:c="8"/>vector&lt;vector&lt;int&gt; &gt; ans;</text:p>
      <text:p text:style-name="P2"><text:s text:c="8"/>sort(begin(arr), end(arr));</text:p>
      <text:p text:style-name="P2"><text:s text:c="8"/>int n =arr.size();</text:p>
      <text:p text:style-name="P2"><text:s text:c="8"/>for( int i=0 ; i&lt;n-1 ; i++){</text:p>
      <text:p text:style-name="P2"><text:s text:c="12"/>for( int j=i+1 ; i&lt;n ; j++){</text:p>
      <text:p text:style-name="P2"><text:s text:c="16"/>mp[arr[i]+arr[j]].push_back(make_pair(i,j));</text:p>
      <text:p text:style-name="P2"><text:s text:c="12"/>}</text:p>
      <text:p text:style-name="P2"><text:s text:c="8"/>}</text:p>
      <text:p text:style-name="P2"><text:s text:c="8"/></text:p>
      <text:p text:style-name="P2"/>
      <text:p text:style-name="P2"><text:s text:c="8"/>for( int i=0 ; i&lt;n-1 ; i++){</text:p>
      <text:p text:style-name="P2"><text:soft-page-break/><text:s text:c="12"/>if(i&gt;0 and arr[i]==arr[i-1]) continue;</text:p>
      <text:p text:style-name="P2"><text:s text:c="12"/>for( int j=i+1 ; i&lt;n ; j++){</text:p>
      <text:p text:style-name="P2"><text:s text:c="16"/>if( j&gt;i+1 and arr[j]==arr[j-1]) continue;</text:p>
      <text:p text:style-name="P2"><text:s text:c="16"/>int s = k- arr[i]-arr[j]; <text:s text:c="3"/>//sum</text:p>
      <text:p text:style-name="P2"><text:s text:c="16"/>if(mp.find(s)!=mp.end()){</text:p>
      <text:p text:style-name="P2"><text:s text:c="20"/>for(auto it: mp[s]){</text:p>
      <text:p text:style-name="P2"><text:s text:c="24"/>int k=it.first;</text:p>
      <text:p text:style-name="P2"><text:s text:c="24"/>int l=it.second;</text:p>
      <text:p text:style-name="P2"><text:s text:c="24"/></text:p>
      <text:p text:style-name="P2"><text:s text:c="24"/>if(k&gt;j){</text:p>
      <text:p text:style-name="P2"><text:s text:c="28"/>if(!ans.empty() and ans.back()[0]==arr[i] and ans.back()[1]==arr[j] and ans.back()[2]==arr[k] and ans.back()[3]==arr[l]){</text:p>
      <text:p text:style-name="P2"><text:s text:c="32"/>continue;</text:p>
      <text:p text:style-name="P2"><text:s text:c="28"/>}</text:p>
      <text:p text:style-name="P2"><text:s text:c="28"/>vector&lt;int&gt; temp = {arr[i],arr[j], arr[k], arr[l]};</text:p>
      <text:p text:style-name="P2"><text:s text:c="28"/>ans.push_back(temp);</text:p>
      <text:p text:style-name="P2"><text:s text:c="28"/></text:p>
      <text:p text:style-name="P2"><text:s text:c="24"/>}</text:p>
      <text:p text:style-name="P2"><text:s text:c="20"/>}</text:p>
      <text:p text:style-name="P2"><text:s text:c="16"/>}</text:p>
      <text:p text:style-name="P2"><text:s text:c="12"/>}</text:p>
      <text:p text:style-name="P2"><text:s text:c="12"/></text:p>
      <text:p text:style-name="P2"><text:s text:c="8"/>}</text:p>
      <text:p text:style-name="P2"><text:s text:c="8"/></text:p>
      <text:p text:style-name="P2"><text:s text:c="8"/>return ans;</text:p>
      <text:p text:style-name="P2"><text:s text:c="4"/>}</text:p>
      <text:p text:style-name="P2">};</text:p>
      <text:p text:style-name="P2"/>
      <text:p text:style-name="P2">// { Driver Code Starts.</text:p>
      <text:p text:style-name="P2">int main() {</text:p>
      <text:p text:style-name="P2"><text:s text:c="4"/>int t;</text:p>
      <text:p text:style-name="P2"><text:s text:c="4"/>cin &gt;&gt; t;</text:p>
      <text:p text:style-name="P2"><text:s text:c="4"/>while (t--) {</text:p>
      <text:p text:style-name="P2"><text:s text:c="8"/>int n, k, i;</text:p>
      <text:p text:style-name="P2"><text:s text:c="8"/>cin &gt;&gt; n &gt;&gt; k;</text:p>
      <text:p text:style-name="P2"><text:s text:c="8"/>vector&lt;int&gt; a(n);</text:p>
      <text:p text:style-name="P2"><text:s text:c="8"/>for (i = 0; i &lt; n; i++) {</text:p>
      <text:p text:style-name="P2"><text:s text:c="12"/>cin &gt;&gt; a[i];</text:p>
      <text:p text:style-name="P2"><text:s text:c="8"/>}</text:p>
      <text:p text:style-name="P2"><text:s text:c="8"/>Solution ob;</text:p>
      <text:p text:style-name="P2"><text:s text:c="8"/>vector&lt;vector&lt;int&gt; &gt; ans = ob.fourSum(a, k);</text:p>
      <text:p text:style-name="P2"><text:s text:c="8"/>for (auto &amp;v : ans) {</text:p>
      <text:p text:style-name="P2"><text:soft-page-break/><text:s text:c="12"/>for (int &amp;u : v) {</text:p>
      <text:p text:style-name="P2"><text:s text:c="16"/>cout &lt;&lt; u &lt;&lt; " ";</text:p>
      <text:p text:style-name="P2"><text:s text:c="12"/>}</text:p>
      <text:p text:style-name="P2"><text:s text:c="12"/>cout &lt;&lt; "$";</text:p>
      <text:p text:style-name="P2"><text:s text:c="8"/>}</text:p>
      <text:p text:style-name="P2"><text:s text:c="8"/>if (ans.empty()) {</text:p>
      <text:p text:style-name="P2"><text:s text:c="12"/>cout &lt;&lt; -1;</text:p>
      <text:p text:style-name="P2"><text:s text:c="8"/>}</text:p>
      <text:p text:style-name="P2"><text:s text:c="8"/>cout &lt;&lt; "\n";</text:p>
      <text:p text:style-name="P2"><text:s text:c="4"/>}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20:21:44.485673646</meta:creation-date>
    <dc:date>2021-12-17T20:29:48.857850194</dc:date>
    <meta:editing-duration>PT8M11S</meta:editing-duration>
    <meta:editing-cycles>1</meta:editing-cycles>
    <meta:document-statistic meta:table-count="0" meta:image-count="0" meta:object-count="0" meta:page-count="3" meta:paragraph-count="79" meta:word-count="332" meta:character-count="2624" meta:non-whitespace-character-count="1555"/>
    <meta:generator>LibreOffice/6.0.7.3$Linux_X86_64 LibreOffice_project/00m0$Build-3</meta:generator>
  </office:meta>
</office:document-meta>
</file>